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4168" officeooo:paragraph-rsid="000b4168"/>
    </style:style>
    <style:style style:name="P2" style:family="paragraph" style:parent-style-name="Standard">
      <style:paragraph-properties fo:text-align="center" style:justify-single-word="false"/>
      <style:text-properties officeooo:rsid="000b4168" officeooo:paragraph-rsid="000b4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tando ambiente de programação no Ubuntu 14.04 LTS</text:p>
      <text:p text:style-name="P2">Java SE, Html, CSS, PhP com <text:s/>Mysql e PhPMyAdmin</text:p>
      <text:p text:style-name="P2"/>
      <text:p text:style-name="P1">Este tutorial é bem simples e tem o objetivo de montar o ambiente de programação na distribuição Ubuntu, provavelmente a versão anterior 12.04 lts também suporte sem maiores problemas, seram mostrados como são instalado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00:47:16.456344787</meta:creation-date>
    <dc:date>2014-05-08T02:09:01.647524299</dc:date>
    <meta:editing-duration>PT1H6M33S</meta:editing-duration>
    <meta:editing-cycles>1</meta:editing-cycles>
    <meta:document-statistic meta:table-count="0" meta:image-count="0" meta:object-count="0" meta:page-count="1" meta:paragraph-count="3" meta:word-count="51" meta:character-count="320" meta:non-whitespace-character-count="270"/>
    <meta:generator>LibreOffice/4.2.3.3$Linux_X86_64 LibreOffice_project/420m0$Build-3</meta:generator>
  </office:meta>
</office:document-meta>
</file>